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2D0FA7031C5FDFA8BF7.jpg" manifest:media-type="image/jpeg"/>
  <manifest:file-entry manifest:full-path="Pictures/1000000000000500000002D089C1C2A142CF0325.jpg" manifest:media-type="image/jpeg"/>
  <manifest:file-entry manifest:full-path="Pictures/10000000000009C40000099D61C8BDBE90636F68.jpg" manifest:media-type="image/jpeg"/>
  <manifest:file-entry manifest:full-path="Pictures/10000000000009C40000075301859EB70B021351.jpg" manifest:media-type="image/jpeg"/>
  <manifest:file-entry manifest:full-path="Pictures/10000000000009C400000753435922AE3E13B70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Night Light Ow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2;p14" draw:style-name="gr2" draw:text-style-name="P7" draw:layer="layout" svg:width="19.049cm" svg:height="14.286cm" svg:x="3.175cm" svg:y="0cm">
          <draw:image xlink:href="Pictures/10000000000009C400000753435922AE3E13B700.jpg" xlink:type="simple" xlink:show="embed" xlink:actuate="onLoad">
            <text:p/>
          </draw:image>
        </draw:frame>
        <presentation:notes draw:style-name="dp2">
          <draw:page-thumbnail draw:name="Google Shape;57;g87117f77eb_0_51:notes" draw:style-name="gr1" draw:layer="layout" svg:width="16.932cm" svg:height="9.524cm" svg:x="1.059cm" svg:y="1.905cm" draw:page-number="2" presentation:class="page"/>
          <draw:frame draw:name="Google Shape;58;g87117f77eb_0_5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presentation:style-name="pr7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8;p15" presentation:style-name="pr8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9;p15" draw:style-name="gr2" draw:text-style-name="P7" draw:layer="layout" svg:width="19.049cm" svg:height="14.286cm" svg:x="3.175cm" svg:y="0cm">
          <draw:image xlink:href="Pictures/10000000000009C40000075301859EB70B021351.jpg" xlink:type="simple" xlink:show="embed" xlink:actuate="onLoad">
            <text:p/>
          </draw:image>
        </draw:frame>
        <presentation:notes draw:style-name="dp2">
          <draw:page-thumbnail draw:name="Google Shape;64;g87117f77eb_0_0:notes" draw:style-name="gr1" draw:layer="layout" svg:width="16.932cm" svg:height="9.524cm" svg:x="1.059cm" svg:y="1.905cm" draw:page-number="3" presentation:class="page"/>
          <draw:frame draw:name="Google Shape;65;g87117f77eb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4;p16" presentation:style-name="pr10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5;p16" presentation:style-name="pr11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6;p16" draw:style-name="gr2" draw:text-style-name="P7" draw:layer="layout" svg:width="14.516cm" svg:height="14.286cm" svg:x="5.442cm" svg:y="0cm">
          <draw:image xlink:href="Pictures/10000000000009C40000099D61C8BDBE90636F68.jpg" xlink:type="simple" xlink:show="embed" xlink:actuate="onLoad">
            <text:p/>
          </draw:image>
        </draw:frame>
        <presentation:notes draw:style-name="dp2">
          <draw:page-thumbnail draw:name="Google Shape;71;g87117f77eb_0_57:notes" draw:style-name="gr1" draw:layer="layout" svg:width="16.932cm" svg:height="9.524cm" svg:x="1.059cm" svg:y="1.905cm" draw:page-number="4" presentation:class="page"/>
          <draw:frame draw:name="Google Shape;72;g87117f77eb_0_5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1;p17" presentation:style-name="pr13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82;p17" presentation:style-name="pr14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3;p17" draw:style-name="gr2" draw:text-style-name="P7" draw:layer="layout" svg:width="25.399cm" svg:height="14.287cm" svg:x="0cm" svg:y="0cm">
          <draw:image xlink:href="Pictures/1000000000000500000002D089C1C2A142CF0325.jpg" xlink:type="simple" xlink:show="embed" xlink:actuate="onLoad">
            <text:p/>
          </draw:image>
        </draw:frame>
        <presentation:notes draw:style-name="dp2">
          <draw:page-thumbnail draw:name="Google Shape;78;g87117f77eb_1_1:notes" draw:style-name="gr1" draw:layer="layout" svg:width="16.932cm" svg:height="9.524cm" svg:x="1.059cm" svg:y="1.905cm" draw:page-number="5" presentation:class="page"/>
          <draw:frame draw:name="Google Shape;79;g87117f77eb_1_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8;p18" presentation:style-name="pr16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89;p18" presentation:style-name="pr17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0;p18" draw:style-name="gr2" draw:text-style-name="P7" draw:layer="layout" svg:width="25.399cm" svg:height="14.287cm" svg:x="0cm" svg:y="0cm">
          <draw:image xlink:href="Pictures/1000000000000500000002D0FA7031C5FDFA8BF7.jpg" xlink:type="simple" xlink:show="embed" xlink:actuate="onLoad">
            <text:p/>
          </draw:image>
        </draw:frame>
        <presentation:notes draw:style-name="dp2">
          <draw:page-thumbnail draw:name="Google Shape;85;g87117f77eb_1_7:notes" draw:style-name="gr1" draw:layer="layout" svg:width="16.932cm" svg:height="9.524cm" svg:x="1.059cm" svg:y="1.905cm" draw:page-number="6" presentation:class="page"/>
          <draw:frame draw:name="Google Shape;86;g87117f77eb_1_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